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3" style:parent-style-name="Standard" style:family="paragraph">
      <style:text-properties fo:font-weight="bold" style:font-weight-asian="bold" style:font-weight-complex="bold" fo:color="#C9211E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Título2" style:family="paragraph">
      <style:text-properties fo:font-weight="normal" style:font-weight-asian="normal" style:font-weight-complex="normal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23" style:parent-style-name="Fuentedepárrafopredeter." style:family="text">
      <style:text-properties fo:font-weight="bold" style:font-weight-asian="bold"/>
    </style:style>
    <style:style style:name="T24" style:parent-style-name="Fuentedepárrafopredeter." style:family="text">
      <style:text-properties fo:font-weight="bold" style:font-weight-asian="bold" fo:font-style="italic" style:font-style-asian="italic"/>
    </style:style>
    <style:style style:name="P25" style:parent-style-name="Textbody" style:family="paragraph">
      <style:text-properties style:font-name="Imprint MT Shadow"/>
    </style:style>
    <style:style style:name="P26" style:parent-style-name="Textbody" style:family="paragraph">
      <style:text-properties style:font-name="Imprint MT Shadow"/>
    </style:style>
    <style:style style:name="P27" style:parent-style-name="Textbody" style:family="paragraph">
      <style:text-properties style:font-name="Imprint MT Shadow"/>
    </style:style>
    <style:style style:name="P28" style:parent-style-name="Textbody" style:family="paragraph">
      <style:text-properties style:font-name="Imprint MT Shadow"/>
    </style:style>
    <style:style style:name="P29" style:parent-style-name="Textbody" style:family="paragraph">
      <style:text-properties style:font-name="Imprint MT Shadow"/>
    </style:style>
    <style:style style:name="S3" style:family="section">
      <style:section-properties fo:margin-left="0in" fo:margin-right="0in" style:writing-mode="lr-tb"/>
    </style:style>
    <style:style style:name="P3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<text:s/>Proveedores<text:s/>(LISTO)</text:p>
      <text:p text:style-name="P3">Terminar campos de<text:s/>Clientes<text:s/>(LISTO)<text:s/>No Toma Telefono En Detalles y No Toma CodigoPostal En Listar</text:p>
      <text:p text:style-name="P4">Terminar Productos</text:p>
      <text:p text:style-name="P5">Filtrados/búsquedas</text:p>
      <text:p text:style-name="P6">Llenar todos los campos de la base de datos y agregar minimo<text:s/>5<text:s/>de cada cosa (ej: agregar 10 proveedores)<text:s/>(LISTO)</text:p>
      <text:p text:style-name="P7">Compra y venta:</text:p>
      <text:p text:style-name="P8">Ventanas<text:s/></text:p>
      <text:p text:style-name="P9">Abms<text:s/></text:p>
      <text:p text:style-name="P10">Procesos de compra</text:p>
      <text:p text:style-name="P11">Procesos de venta</text:p>
      <text:p text:style-name="P12">Diseño</text:p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p text:style-name="P13">PARA LA ENTREGA DEL DIA O DIAS DEL 7 DE JULIO AL 10 U 11</text:p>
      <text:p text:style-name="P14"/>
      <text:p text:style-name="Standard">FALTA</text:p>
      <text:p text:style-name="Standard"/>
      <text:p text:style-name="Standard"><text:tab/></text:p>
      <text:p text:style-name="Standard"/>
      <text:list text:style-name="LFO1" text:continue-numbering="true">
        <text:list-item>
          <text:p text:style-name="P15">Centralizar ESTILOS</text:p>
        </text:list-item>
        <text:list-item>
          <text:p text:style-name="P16">DESARROLLAR</text:p>
        </text:list-item>
      </text:list>
      <text:p text:style-name="P17">COMPRAS<text:s/>(RELACIONADA CON PROVEEDORES)</text:p>
      <text:p text:style-name="P18">VENTAS<text:s/>(RECORDAR VER COMERCIO EN CAMPUS) CADA VENTA A UN CLIENTE REGISTRADO SE GENERA UNA<text:s/>FACTURA.<text:s/>ETC.</text:p>
      <text:list text:style-name="LFO1" text:continue-numbering="true">
        <text:list-item>
          <text:p text:style-name="P19">Validaciones en cada caso</text:p>
        </text:list-item>
        <text:list-item>
          <text:p text:style-name="P20">TERMINAR LOS<text:s/>ABMS<text:s/>(en desarrollo)</text:p>
        </text:list-item>
        <text:list-item>
          <text:p text:style-name="P21">añadir filtros</text:p>
        </text:list-item>
      </text:list>
      <text:p text:style-name="Standard"/>
      <text:h text:style-name="P22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23">NO de las que correspondan a funcionalidad core</text:span> (Turnos, Incidencia, Venta o Mesas)</text:p>
        <text:p text:style-name="Textbody"><text:line-break/><text:span text:style-name="T24">Nota:</text:span> tener en cuenta validaciones, diseño visual, seguir ampliando/corrigiendo el modelo.</text:p>
        <text:p text:style-name="Textbody"/>
        <text:p text:style-name="P25">Etapa 3</text:p>
        <text:p text:style-name="P26">Para la tercera etapa del TPC deberán construir:</text:p>
        <text:p text:style-name="P27">- La funcionalidad del core de la aplicación (turnos: nuevo, re programar; mesa: abrir, generar pedido, cerrar; ventas: comprar, vender, etc.).</text:p>
        <text:p text:style-name="P28">- Las funcionalidades que aportan valor de agregado al core (búsquedas dinámicas, registrarse, olvidé mi pass, etc.).</text:p>
        <text:p text:style-name="P29">- Validaciones a lo largo de la aplicación: tipos de datos, requeridos, formatos.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30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08T07:43:00Z</dc:date>
    <meta:template xlink:href="Normal" xlink:type="simple"/>
    <meta:editing-cycles>34</meta:editing-cycles>
    <meta:editing-duration>PT9960S</meta:editing-duration>
    <meta:document-statistic meta:page-count="2" meta:paragraph-count="5" meta:word-count="397" meta:character-count="2577" meta:row-count="18" meta:non-whitespace-character-count="2185"/>
  </office:meta>
</office:document-meta>
</file>